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TeX Main" svg:font-family="'KaTeX Main', 'Times New Roman', serif"/>
    <style:font-face style:name="KaTeX Math" svg:font-family="'KaTeX Math'"/>
    <style:font-face style:name="Lato" svg:font-family="Lato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3">
      <style:paragraph-properties fo:margin-left="0cm" fo:margin-right="0cm" fo:margin-top="0cm" fo:margin-bottom="0.132cm" style:contextual-spacing="false" fo:line-height="110%" fo:text-indent="0cm" style:auto-text-indent="false"/>
      <style:text-properties fo:color="#333333" loext:opacity="100%" style:font-name="Liberation Serif" fo:font-size="14pt" style:font-size-asian="14pt" style:font-size-complex="14pt"/>
    </style:style>
    <style:style style:name="P2" style:family="paragraph" style:parent-style-name="Heading_20_3">
      <style:paragraph-properties fo:margin-left="0cm" fo:margin-right="0cm" fo:margin-top="0cm" fo:margin-bottom="0.132cm" style:contextual-spacing="false" fo:line-height="110%" fo:text-indent="0cm" style:auto-text-indent="false"/>
      <style:text-properties fo:color="#333333" loext:opacity="100%" style:font-name="Liberation Serif" fo:font-size="14pt" officeooo:paragraph-rsid="001a101b" style:font-size-asian="14pt" style:font-size-complex="14pt"/>
    </style:style>
    <style:style style:name="P3" style:family="paragraph" style:parent-style-name="Heading_20_3">
      <style:paragraph-properties fo:margin-left="0cm" fo:margin-right="0cm" fo:margin-top="0cm" fo:margin-bottom="0.132cm" style:contextual-spacing="false" fo:line-height="110%" fo:text-indent="0cm" style:auto-text-indent="false"/>
      <style:text-properties style:font-name="Liberation Serif" fo:font-size="14pt" style:font-size-asian="14pt" style:font-size-complex="14pt"/>
    </style:style>
    <style:style style:name="P4" style:family="paragraph" style:parent-style-name="Horizontal_20_Line">
      <style:text-properties style:font-name="Liberation Serif" fo:font-size="14pt" style:font-size-asian="14pt" style:font-size-complex="14pt"/>
    </style:style>
    <style:style style:name="P5" style:family="paragraph" style:parent-style-name="Preformatted_20_Text">
      <loext:graphic-properties draw:fill="solid" draw:fill-color="#f5f5f5" draw:opacity="100%"/>
      <style:paragraph-properties fo:margin-left="0.265cm" fo:margin-right="0.265cm" fo:margin-top="0.265cm" fo:margin-bottom="0.265cm" style:contextual-spacing="false" fo:line-height="12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</style:style>
    <style:style style:name="P6" style:family="paragraph" style:parent-style-name="Preformatted_20_Text">
      <loext:graphic-properties draw:fill="solid" draw:fill-color="#f5f5f5" draw:opacity="100%"/>
      <style:paragraph-properties fo:margin-left="0.265cm" fo:margin-right="0.212cm" fo:margin-top="0.265cm" fo:margin-bottom="0.265cm" style:contextual-spacing="false" fo:line-height="12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</style:style>
    <style:style style:name="P7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color="#333333" loext:opacity="100%" style:font-name="Liberation Serif" fo:font-size="14pt" style:font-size-asian="14pt" style:font-size-complex="14pt"/>
    </style:style>
    <style:style style:name="P8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color="#333333" loext:opacity="100%" style:font-name="Liberation Serif" fo:font-size="14pt" officeooo:paragraph-rsid="001a101b" style:font-size-asian="14pt" style:font-size-complex="14pt"/>
    </style:style>
    <style:style style:name="P9" style:family="paragraph" style:parent-style-name="Standard">
      <style:text-properties style:font-name="Liberation Serif"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.397cm" fo:margin-bottom="0.397cm" style:contextual-spacing="false" fo:line-height="100%" fo:text-indent="0cm" style:auto-text-indent="false"/>
      <style:text-properties officeooo:paragraph-rsid="001a101b"/>
    </style:style>
    <style:style style:name="P11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/>
      <style:text-properties fo:color="#333333" loext:opacity="100%" style:font-name="Liberation Serif" fo:font-size="14pt" style:font-size-asian="14pt" style:font-size-complex="14pt"/>
    </style:style>
    <style:style style:name="P12" style:family="paragraph" style:parent-style-name="Text_20_body">
      <style:paragraph-properties fo:margin-left="0cm" fo:margin-right="0cm" fo:margin-top="0.397cm" fo:margin-bottom="0.397cm" style:contextual-spacing="false" fo:line-height="100%" fo:text-indent="0cm" style:auto-text-indent="false"/>
      <style:text-properties fo:color="#000000" loext:opacity="100%" style:font-name="Liberation Serif" fo:font-size="14pt" fo:font-weight="bold" officeooo:rsid="001a101b" officeooo:paragraph-rsid="001a101b" style:font-size-asian="14pt" style:font-weight-asian="bold" style:font-size-complex="14pt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.397cm" fo:margin-bottom="0.397cm" style:contextual-spacing="false" fo:line-height="100%" fo:text-indent="0cm" style:auto-text-indent="false"/>
      <style:text-properties fo:color="#000000" loext:opacity="100%" style:font-name="Liberation Serif" fo:font-size="14pt" fo:font-weight="bold" style:font-size-asian="14pt" style:font-size-complex="14pt" loext:padding="0cm" loext:border="none"/>
    </style:style>
    <style:style style:name="P14" style:family="paragraph" style:parent-style-name="Text_20_body">
      <style:paragraph-properties fo:margin-left="0cm" fo:margin-right="0cm" fo:margin-top="0.397cm" fo:margin-bottom="0.397cm" style:contextual-spacing="false" fo:line-height="100%" fo:text-indent="0cm" style:auto-text-indent="false"/>
      <style:text-properties fo:color="#000000" loext:opacity="100%" style:font-name="Liberation Serif" fo:font-size="14pt" style:font-size-asian="14pt" style:font-size-complex="14pt" loext:padding="0cm" loext:border="none"/>
    </style:style>
    <style:style style:name="P15" style:family="paragraph" style:parent-style-name="Text_20_body">
      <style:paragraph-properties fo:margin-left="0cm" fo:margin-right="0cm" fo:margin-top="0.397cm" fo:margin-bottom="0.397cm" style:contextual-spacing="false" fo:line-height="100%" fo:text-indent="0cm" style:auto-text-indent="false"/>
      <style:text-properties fo:color="#000000" loext:opacity="100%" style:font-name="Liberation Serif" fo:font-size="14pt" officeooo:paragraph-rsid="001a101b" style:font-size-asian="14pt" style:font-size-complex="14pt" loext:padding="0cm" loext:border="none"/>
    </style:style>
    <style:style style:name="P16" style:family="paragraph" style:parent-style-name="Text_20_body">
      <style:paragraph-properties fo:margin-left="0cm" fo:margin-right="0cm" fo:margin-top="0.397cm" fo:margin-bottom="0.397cm" style:contextual-spacing="false" fo:line-height="100%" fo:text-indent="0cm" style:auto-text-indent="false"/>
      <style:text-properties fo:color="#000000" loext:opacity="100%" style:font-name="Liberation Serif" fo:font-size="18pt" fo:font-weight="bold" officeooo:rsid="001a101b" officeooo:paragraph-rsid="001a101b" style:font-size-asian="18pt" style:font-weight-asian="bold" style:font-size-complex="18pt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.397cm" fo:margin-bottom="0.397cm" style:contextual-spacing="false" fo:line-height="100%" fo:text-align="center" style:justify-single-word="false" fo:text-indent="0cm" style:auto-text-indent="false"/>
      <style:text-properties fo:color="#000000" loext:opacity="100%" style:font-name="Liberation Serif" fo:font-size="18pt" fo:font-weight="bold" officeooo:rsid="001a101b" officeooo:paragraph-rsid="001a101b" style:font-size-asian="18pt" style:font-weight-asian="bold" style:font-size-complex="18pt" style:font-weight-complex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/>
      <style:text-properties style:font-name="Liberation Serif" fo:font-size="14pt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.265cm" style:contextual-spacing="false" style:line-height-at-least="0.609cm"/>
      <style:text-properties style:font-name="Liberation Serif" fo:font-size="14pt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714cm" fo:text-indent="0cm" style:auto-text-indent="false"/>
    </style:style>
    <style:style style:name="P21" style:family="paragraph" style:parent-style-name="Text_20_body">
      <style:paragraph-properties fo:margin-left="0cm" fo:margin-right="0cm" fo:line-height="120%" fo:text-indent="0cm" style:auto-text-indent="false"/>
    </style:style>
    <style:style style:name="P22" style:family="paragraph" style:parent-style-name="Text_20_body" style:list-style-name="L2">
      <style:paragraph-properties fo:margin-left="0cm" fo:margin-right="0cm" fo:margin-top="0cm" fo:margin-bottom="0.265cm" style:contextual-spacing="false" fo:line-height="120%" fo:text-indent="0cm" style:auto-text-indent="false"/>
    </style:style>
    <style:style style:name="P23" style:family="paragraph" style:parent-style-name="Text_20_body" style:list-style-name="L4">
      <style:paragraph-properties fo:margin-top="0cm" fo:margin-bottom="0cm" style:contextual-spacing="false" fo:line-height="120%"/>
    </style:style>
    <style:style style:name="P24" style:family="paragraph" style:parent-style-name="Text_20_body" style:list-style-name="L6">
      <style:paragraph-properties fo:margin-top="0cm" fo:margin-bottom="0cm" style:contextual-spacing="false" fo:line-height="120%"/>
    </style:style>
    <style:style style:name="P25" style:family="paragraph" style:parent-style-name="Text_20_body" style:list-style-name="L8">
      <style:paragraph-properties fo:margin-left="0cm" fo:margin-right="0cm" fo:margin-top="0cm" fo:margin-bottom="0.265cm" style:contextual-spacing="false" fo:line-height="120%" fo:text-indent="0cm" style:auto-text-indent="false"/>
    </style:style>
    <style:style style:name="P26" style:family="paragraph" style:parent-style-name="Text_20_body" style:list-style-name="L10">
      <style:paragraph-properties fo:margin-top="0cm" fo:margin-bottom="0cm" style:contextual-spacing="false" fo:line-height="120%"/>
    </style:style>
    <style:style style:name="P27" style:family="paragraph" style:parent-style-name="Text_20_body" style:list-style-name="L12">
      <style:paragraph-properties fo:margin-top="0cm" fo:margin-bottom="0cm" style:contextual-spacing="false" fo:line-height="120%"/>
    </style:style>
    <style:style style:name="P28" style:family="paragraph" style:parent-style-name="Text_20_body" style:list-style-name="L13">
      <style:paragraph-properties fo:margin-top="0cm" fo:margin-bottom="0cm" style:contextual-spacing="false" fo:line-height="120%"/>
    </style:style>
    <style:style style:name="P29" style:family="paragraph" style:parent-style-name="Text_20_body" style:list-style-name="L15">
      <style:paragraph-properties fo:margin-top="0cm" fo:margin-bottom="0cm" style:contextual-spacing="false" fo:line-height="120%"/>
    </style:style>
    <style:style style:name="P30" style:family="paragraph" style:parent-style-name="Text_20_body" style:list-style-name="L17">
      <style:paragraph-properties fo:margin-top="0cm" fo:margin-bottom="0cm" style:contextual-spacing="false" fo:line-height="120%"/>
    </style:style>
    <style:style style:name="P31" style:family="paragraph" style:parent-style-name="Text_20_body" style:list-style-name="L19">
      <style:paragraph-properties fo:margin-top="0cm" fo:margin-bottom="0cm" style:contextual-spacing="false" fo:line-height="120%"/>
    </style:style>
    <style:style style:name="P32" style:family="paragraph" style:parent-style-name="Text_20_body" style:list-style-name="L21">
      <style:paragraph-properties fo:line-height="120%"/>
    </style:style>
    <style:style style:name="T1" style:family="text">
      <style:text-properties officeooo:rsid="001a101b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KaTeX Main" fo:font-style="normal" fo:font-weight="normal"/>
    </style:style>
    <style:style style:name="T5" style:family="text">
      <style:text-properties fo:font-variant="normal" fo:text-transform="none" style:font-name="KaTeX Main" fo:font-style="normal" fo:font-weight="normal" officeooo:rsid="001a101b"/>
    </style:style>
    <style:style style:name="T6" style:family="text">
      <style:text-properties fo:font-variant="normal" fo:text-transform="none" style:font-name="KaTeX Main" fo:font-size="12pt" fo:font-style="normal" fo:font-weight="normal"/>
    </style:style>
    <style:style style:name="T7" style:family="text">
      <style:text-properties fo:font-variant="normal" fo:text-transform="none" style:font-name="KaTeX Main" fo:font-size="12pt" fo:font-style="normal" fo:font-weight="normal" officeooo:rsid="001a101b"/>
    </style:style>
    <style:style style:name="T8" style:family="text">
      <style:text-properties fo:font-variant="normal" fo:text-transform="none" style:font-name="KaTeX Math" fo:font-style="italic" fo:font-weight="normal"/>
    </style:style>
    <style:style style:name="T9" style:family="text">
      <style:text-properties fo:font-variant="normal" fo:text-transform="none" style:font-name="KaTeX Math" fo:font-size="12pt" fo:font-style="italic" fo:font-weight="normal"/>
    </style:style>
    <style:style style:name="T10" style:family="text">
      <style:text-properties fo:font-variant="normal" fo:text-transform="none" fo:font-style="normal" fo:font-weight="normal"/>
    </style:style>
    <style:style style:name="T11" style:family="text">
      <style:text-properties fo:font-variant="normal" fo:text-transform="none" fo:font-style="normal" fo:font-weight="normal" officeooo:rsid="001a101b"/>
    </style:style>
    <style:style style:name="T12" style:family="text">
      <style:text-properties fo:font-variant="normal" fo:text-transform="none" fo:color="#333333" loext:opacity="100%" style:font-name="KaTeX Main" fo:font-size="14pt" fo:font-style="normal" fo:font-weight="normal"/>
    </style:style>
    <style:style style:name="T13" style:family="text">
      <style:text-properties fo:font-variant="normal" fo:text-transform="none" fo:color="#333333" loext:opacity="100%" style:font-name="KaTeX Math" fo:font-size="14pt" fo:font-style="italic" fo:font-weight="normal"/>
    </style:style>
    <style:style style:name="T14" style:family="text">
      <style:text-properties fo:font-variant="normal" fo:text-transform="none" fo:color="#333333" loext:opacity="100%" fo:font-size="14pt" fo:font-style="normal" fo:font-weight="normal"/>
    </style:style>
    <style:style style:name="T15" style:family="text">
      <style:text-properties fo:font-variant="normal" fo:text-transform="none" fo:color="#333333" loext:opacity="100%" fo:font-size="14pt" fo:font-style="italic" fo:font-weight="normal"/>
    </style:style>
    <style:style style:name="T16" style:family="text">
      <style:text-properties fo:font-variant="normal" fo:text-transform="none" fo:color="#333333" loext:opacity="100%" style:font-name="Liberation Serif" fo:font-size="14pt" fo:font-style="normal" fo:font-weight="normal"/>
    </style:style>
    <style:style style:name="T17" style:family="text">
      <style:text-properties fo:font-variant="normal" fo:text-transform="none" fo:color="#333333" loext:opacity="100%" style:font-name="Liberation Serif" fo:font-size="14pt" fo:font-style="normal" fo:font-weight="normal" style:font-size-asian="14pt" style:font-size-complex="14pt"/>
    </style:style>
    <style:style style:name="T18" style:family="text">
      <style:text-properties fo:font-variant="normal" fo:text-transform="none" fo:color="#333333" loext:opacity="100%" style:font-name="Liberation Serif" fo:font-size="14pt" fo:font-style="italic" fo:font-weight="normal"/>
    </style:style>
    <style:style style:name="T19" style:family="text">
      <style:text-properties fo:font-variant="normal" fo:text-transform="none" fo:color="#333333" loext:opacity="100%" style:font-name="Liberation Serif" fo:font-size="14pt" fo:font-style="italic" fo:font-weight="normal" style:font-size-asian="14pt" style:font-size-complex="14pt"/>
    </style:style>
    <style:style style:name="T20" style:family="text">
      <style:text-properties fo:font-variant="normal" fo:text-transform="none" fo:color="#333333" loext:opacity="100%" style:font-name="Liberation Serif" fo:font-style="normal" fo:font-weight="normal"/>
    </style:style>
    <style:style style:name="T21" style:family="text">
      <style:text-properties fo:font-variant="normal" fo:text-transform="none" fo:color="#333333" loext:opacity="100%" style:font-name="Liberation Serif" fo:font-style="italic" fo:font-weight="normal"/>
    </style:style>
    <style:style style:name="T22" style:family="text">
      <style:text-properties fo:font-variant="normal" fo:text-transform="none" fo:color="#333333" loext:opacity="100%" style:font-name="Liberation Serif" fo:font-size="12pt" fo:font-style="normal" fo:font-weight="normal" style:font-size-asian="12pt" style:font-size-complex="12pt"/>
    </style:style>
    <style:style style:name="T23" style:family="text">
      <style:text-properties fo:font-variant="normal" fo:text-transform="none" fo:color="#333333" loext:opacity="100%" style:font-name="Liberation Serif" fo:font-size="12pt" fo:font-style="italic" fo:font-weight="normal" style:font-size-asian="12pt" style:font-size-complex="12pt"/>
    </style:style>
    <style:style style:name="T24" style:family="text">
      <style:text-properties fo:font-variant="normal" fo:text-transform="none" fo:color="#333333" loext:opacity="100%" style:text-position="sub 58%" style:font-name="Liberation Serif" fo:font-size="12pt" fo:font-style="italic" fo:font-weight="normal" style:font-size-asian="12pt" style:font-size-complex="12pt"/>
    </style:style>
    <style:style style:name="T25" style:family="text">
      <style:text-properties fo:font-variant="normal" fo:text-transform="none" fo:color="#333333" loext:opacity="100%" style:text-position="sub 58%" style:font-name="Liberation Serif" fo:font-style="italic" fo:font-weight="normal"/>
    </style:style>
    <style:style style:name="T26" style:family="text">
      <style:text-properties fo:font-variant="normal" fo:text-transform="none" fo:color="#333333" loext:opacity="100%" style:text-position="sub 58%" style:font-name="Liberation Serif" fo:font-size="14pt" fo:font-style="italic" fo:font-weight="normal" style:font-size-asian="14pt" style:font-size-complex="14pt"/>
    </style:style>
    <style:style style:name="T27" style:family="text">
      <style:text-properties fo:font-variant="normal" fo:text-transform="none" fo:font-style="italic" fo:font-weight="normal"/>
    </style:style>
    <style:style style:name="T28" style:family="text">
      <style:text-properties fo:font-variant="normal" fo:text-transform="none" fo:font-size="12pt" fo:font-style="italic" fo:font-weight="normal"/>
    </style:style>
    <style:style style:name="T29" style:family="text">
      <style:text-properties fo:font-variant="normal" fo:text-transform="none" fo:font-size="12pt" fo:font-style="italic" fo:font-weight="normal" style:font-size-asian="12pt" style:font-size-complex="12pt"/>
    </style:style>
    <style:style style:name="T30" style:family="text">
      <style:text-properties fo:font-variant="normal" fo:text-transform="none" fo:font-size="12pt" fo:font-style="italic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font-size="12pt" fo:font-style="italic" style:font-size-asian="12pt" style:font-size-complex="12pt"/>
    </style:style>
    <style:style style:name="T32" style:family="text">
      <style:text-properties fo:font-variant="normal" fo:text-transform="none" fo:font-size="12pt" fo:font-style="normal" fo:font-weight="normal"/>
    </style:style>
    <style:style style:name="T33" style:family="text">
      <style:text-properties fo:font-variant="normal" fo:text-transform="none" fo:font-size="12pt" fo:font-style="normal" fo:font-weight="normal" officeooo:rsid="001a101b"/>
    </style:style>
    <style:style style:name="T34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35" style:family="text">
      <style:text-properties fo:font-variant="normal" fo:text-transform="none" fo:font-size="12pt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font-size="12pt" fo:font-style="normal" style:font-size-asian="12pt" style:font-size-complex="12pt"/>
    </style:style>
    <style:style style:name="T37" style:family="text">
      <style:text-properties fo:font-variant="normal" fo:text-transform="none" fo:font-size="12pt" style:font-size-asian="12pt" style:font-size-complex="12pt"/>
    </style:style>
    <style:style style:name="T38" style:family="text">
      <style:text-properties fo:font-variant="normal" fo:text-transform="none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Liberation Serif" fo:font-style="italic" fo:font-weight="normal"/>
    </style:style>
    <style:style style:name="T40" style:family="text">
      <style:text-properties fo:font-variant="normal" fo:text-transform="none" style:font-name="Liberation Serif" fo:font-style="normal" fo:font-weight="normal"/>
    </style:style>
    <style:style style:name="T41" style:family="text">
      <style:text-properties fo:font-variant="normal" fo:text-transform="none" style:font-name="Liberation Serif" fo:font-style="normal" fo:font-weight="normal" officeooo:rsid="001a101b"/>
    </style:style>
    <style:style style:name="T42" style:family="text">
      <style:text-properties fo:font-variant="normal" fo:text-transform="none" style:font-name="Liberation Serif" fo:font-size="12pt" fo:font-style="italic" fo:font-weight="normal"/>
    </style:style>
    <style:style style:name="T43" style:family="text">
      <style:text-properties fo:font-variant="normal" fo:text-transform="none" style:font-name="Liberation Serif" fo:font-size="12pt" fo:font-style="italic" fo:font-weight="normal" style:font-size-asian="12pt" style:font-size-complex="12pt"/>
    </style:style>
    <style:style style:name="T44" style:family="text">
      <style:text-properties fo:font-variant="normal" fo:text-transform="none" style:font-name="Liberation Serif" fo:font-size="12pt" fo:font-style="normal" fo:font-weight="normal"/>
    </style:style>
    <style:style style:name="T45" style:family="text">
      <style:text-properties fo:font-variant="normal" fo:text-transform="none" style:font-name="Liberation Serif" fo:font-size="12pt" fo:font-style="normal" fo:font-weight="normal" officeooo:rsid="001a101b"/>
    </style:style>
    <style:style style:name="T46" style:family="text"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47" style:family="text">
      <style:text-properties fo:font-variant="normal" fo:text-transform="none" style:font-name="Liberation Serif" fo:font-size="12pt" fo:font-style="normal" fo:font-weight="normal" officeooo:rsid="001a101b" style:font-size-asian="12pt" style:font-size-complex="12pt"/>
    </style:style>
    <style:style style:name="T48" style:family="text">
      <style:text-properties fo:font-variant="normal" fo:text-transform="none" style:font-name="Liberation Serif" fo:font-size="14pt" fo:font-style="italic" fo:font-weight="normal" style:font-size-asian="14pt" style:font-size-complex="14pt"/>
    </style:style>
    <style:style style:name="T49" style:family="text">
      <style:text-properties fo:font-variant="normal" fo:text-transform="none" style:font-name="Liberation Serif" fo:font-size="14pt" fo:font-style="normal" fo:font-weight="normal" style:font-size-asian="14pt" style:font-size-complex="14pt"/>
    </style:style>
    <style:style style:name="T50" style:family="text">
      <style:text-properties fo:font-variant="normal" fo:text-transform="none" style:font-name="Liberation Serif" fo:font-size="14pt" fo:font-style="normal" fo:font-weight="normal" officeooo:rsid="001a101b" style:font-size-asian="14pt" style:font-size-complex="14pt"/>
    </style:style>
    <style:style style:name="T51" style:family="text">
      <style:text-properties fo:font-variant="normal" fo:text-transform="none" fo:color="#000000" loext:opacity="100%" style:font-name="Liberation Serif" fo:font-size="12pt" fo:font-style="italic" fo:font-weight="normal" officeooo:rsid="001a101b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2pt" fo:font-style="normal" fo:font-weight="normal" officeooo:rsid="001a101b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Liberation Serif" fo:font-size="12pt" fo:font-weight="normal" officeooo:rsid="001a101b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tyle="italic" fo:font-weight="normal" officeooo:rsid="001a101b" style:font-weight-asian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Liberation Serif" fo:font-weight="normal" officeooo:rsid="001a101b" style:font-weight-asian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tyle="normal" fo:font-weight="normal" officeooo:rsid="001a101b" style:font-weight-asian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60" style:family="text">
      <style:text-properties fo:font-variant="normal" fo:text-transform="none" fo:color="#000000" loext:opacity="100%" style:text-position="sub 58%" style:font-name="Liberation Serif" fo:font-size="12pt" fo:font-style="normal" fo:font-weight="normal" officeooo:rsid="001a101b" style:font-size-asian="12pt" style:font-weight-asian="normal" style:font-size-complex="12pt" style:font-weight-complex="normal" loext:padding="0cm" loext:border="none"/>
    </style:style>
    <style:style style:name="T61" style:family="text">
      <style:text-properties fo:font-variant="normal" fo:text-transform="none" fo:color="#000000" loext:opacity="100%" style:text-position="sub 58%" style:font-name="Liberation Serif" fo:font-size="12pt" fo:font-style="italic" fo:font-weight="normal" officeooo:rsid="001a101b" style:font-size-asian="12pt" style:font-weight-asian="normal" style:font-size-complex="12pt" style:font-weight-complex="normal" loext:padding="0cm" loext:border="none"/>
    </style:style>
    <style:style style:name="T62" style:family="text">
      <style:text-properties fo:font-variant="normal" fo:text-transform="none" fo:color="#000000" loext:opacity="100%" style:text-position="sub 58%" style:font-name="Liberation Serif" fo:font-style="normal" fo:font-weight="normal" officeooo:rsid="001a101b" style:font-weight-asian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text-position="sub 58%" style:font-name="Liberation Serif" fo:font-style="italic" fo:font-weight="normal" officeooo:rsid="001a101b" style:font-weight-asian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text-position="sub 58%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65" style:family="text">
      <style:text-properties fo:font-variant="normal" fo:text-transform="none" fo:color="#000000" loext:opacity="100%" style:text-position="sub 58%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66" style:family="text">
      <style:text-properties fo:font-variant="normal" fo:text-transform="none" style:text-position="sub 58%" style:font-name="Liberation Serif" fo:font-size="12pt" fo:font-style="italic" fo:font-weight="normal" style:font-size-asian="12pt" style:font-size-complex="12pt"/>
    </style:style>
    <style:style style:name="T67" style:family="text">
      <style:text-properties fo:font-variant="normal" fo:text-transform="none" style:text-position="sub 58%" style:font-name="Liberation Serif" fo:font-size="12pt" fo:font-style="normal" fo:font-weight="normal" style:font-size-asian="12pt" style:font-size-complex="12pt"/>
    </style:style>
    <style:style style:name="T68" style:family="text">
      <style:text-properties fo:font-variant="normal" fo:text-transform="none" style:text-position="sub 58%" style:font-name="Liberation Serif" fo:font-style="italic" fo:font-weight="normal"/>
    </style:style>
    <style:style style:name="T69" style:family="text">
      <style:text-properties fo:font-variant="normal" fo:text-transform="none" style:text-position="sub 58%" style:font-name="Liberation Serif" fo:font-style="normal" fo:font-weight="normal"/>
    </style:style>
    <style:style style:name="T70" style:family="text">
      <style:text-properties fo:font-variant="normal" fo:text-transform="none" style:text-position="sub 58%" style:font-name="Liberation Serif" fo:font-size="14pt" fo:font-style="italic" fo:font-weight="normal" style:font-size-asian="14pt" style:font-size-complex="14pt"/>
    </style:style>
    <style:style style:name="T71" style:family="text">
      <style:text-properties fo:font-variant="normal" fo:text-transform="none" style:text-position="sub 58%" style:font-name="Liberation Serif" fo:font-size="14pt" fo:font-style="normal" fo:font-weight="normal" style:font-size-asian="14pt" style:font-size-complex="14pt"/>
    </style:style>
    <style:style style:name="T72" style:family="text">
      <style:text-properties fo:color="#333333" loext:opacity="100%"/>
    </style:style>
    <style:style style:name="T73" style:family="text">
      <style:text-properties fo:color="#333333" loext:opacity="100%" style:font-name="Lato" fo:font-size="14pt"/>
    </style:style>
    <style:style style:name="T74" style:family="text">
      <style:text-properties fo:color="#333333" loext:opacity="100%" fo:font-size="14pt"/>
    </style:style>
    <style:style style:name="T75" style:family="text">
      <style:text-properties fo:color="#333333" loext:opacity="100%" style:font-name="Liberation Serif"/>
    </style:style>
    <style:style style:name="T76" style:family="text">
      <style:text-properties fo:color="#333333" loext:opacity="100%" style:font-name="Liberation Serif" fo:font-size="14pt"/>
    </style:style>
    <style:style style:name="T77" style:family="text">
      <style:text-properties fo:color="#333333" loext:opacity="100%" style:font-name="Liberation Serif" fo:font-size="14pt" style:font-size-asian="14pt" style:font-size-complex="14pt"/>
    </style:style>
    <style:style style:name="T78" style:family="text">
      <style:text-properties fo:color="#333333" loext:opacity="100%" style:font-name="Liberation Serif" fo:font-size="12pt" style:font-size-asian="12pt" style:font-size-complex="12pt"/>
    </style:style>
    <style:style style:name="T79" style:family="text">
      <style:text-properties style:font-name="Menlo" fo:font-size="12pt"/>
    </style:style>
    <style:style style:name="T80" style:family="text">
      <style:text-properties fo:font-size="12pt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style:font-name="Liberation Serif"/>
    </style:style>
    <style:style style:name="T84" style:family="text">
      <style:text-properties style:font-name="Liberation Serif" fo:font-size="12pt"/>
    </style:style>
    <style:style style:name="T85" style:family="text">
      <style:text-properties style:font-name="Liberation Serif" fo:font-size="12pt" style:font-size-asian="12pt" style:font-size-complex="12pt"/>
    </style:style>
    <style:style style:name="T86" style:family="text">
      <style:text-properties style:font-name="Liberation Serif" fo:font-size="12pt" officeooo:rsid="001a101b" style:font-size-asian="12pt" style:font-size-complex="12pt"/>
    </style:style>
    <style:style style:name="T87" style:family="text">
      <style:text-properties style:font-name="Liberation Serif" officeooo:rsid="001a101b"/>
    </style:style>
    <style:style style:name="T88" style:family="text">
      <style:text-properties style:font-name="Liberation Serif" fo:font-size="14pt" style:font-size-asian="14pt" style:font-size-complex="14pt"/>
    </style:style>
    <style:style style:name="T89" style:family="text">
      <style:text-properties style:font-name="Liberation Serif" fo:font-size="14pt" officeooo:rsid="001a101b" style:font-size-asian="14pt" style:font-size-complex="14pt"/>
    </style:style>
    <style:style style:name="T90" style:family="text">
      <style:text-properties fo:color="#000000" loext:opacity="100%" style:font-name="Liberation Serif" fo:font-size="12pt" fo:font-weight="normal" officeooo:rsid="001a101b" style:font-size-asian="12pt" style:font-weight-asian="normal" style:font-size-complex="12pt" style:font-weight-complex="normal" loext:padding="0cm" loext:border="none"/>
    </style:style>
    <style:style style:name="T91" style:family="text">
      <style:text-properties fo:color="#000000" loext:opacity="100%" style:font-name="Liberation Serif" fo:font-weight="normal" officeooo:rsid="001a101b" style:font-weight-asian="normal" style:font-weight-complex="normal" loext:padding="0cm" loext:border="none"/>
    </style:style>
    <style:style style:name="T92" style:family="text">
      <style:text-properties fo:color="#000000" loext:opacity="100%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etting started with Competitive Programming</text:p>
      <text:p text:style-name="P17">Week 10 – Dynamic Programming</text:p>
      <text:p text:style-name="P16">Problem 1: Jumping stones</text:p>
      <text:p text:style-name="P14">There are n stones in a row from left to right. You are standing on the first stone. From every step from stone number i, you can jump at most k stones further (i+1, i+2, …, i+k). You cannot jump over stone number n. How many ways are there to travel to stone number n?</text:p>
      <text:p text:style-name="P15"><text:span text:style-name="T2">Input format</text:span></text:p>
      <text:p text:style-name="P15">You are given two space separated integers on one line, denoting n and k, respectively.</text:p>
      <text:p text:style-name="P13">Output format</text:p>
      <text:p text:style-name="P14">Print the answer modulo 10^9 + 7.<text:line-break/><text:line-break/>See the sample tests for sample inputs and output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Problem 2: Knapsack for all subsets</text:p>
      <text:p text:style-name="P10"><text:span text:style-name="T92">Given are a sequence of </text:span><text:span text:style-name="Variable"><text:span text:style-name="T57">N </text:span></text:span><text:span text:style-name="T92">positive integers </text:span><text:span text:style-name="Variable"><text:span text:style-name="T57">A</text:span></text:span><text:span text:style-name="Variable"><text:span text:style-name="T64">1</text:span></text:span><text:span text:style-name="T92">,</text:span><text:span text:style-name="Variable"><text:span text:style-name="T57">A</text:span></text:span><text:span text:style-name="Variable"><text:span text:style-name="T64">2</text:span></text:span><text:span text:style-name="T92">,</text:span><text:span text:style-name="Variable"><text:span text:style-name="T58">…</text:span></text:span><text:span text:style-name="T92">,</text:span><text:span text:style-name="Variable"><text:span text:style-name="T57">A</text:span></text:span><text:span text:style-name="Variable"><text:span text:style-name="T65">N</text:span></text:span><text:span text:style-name="Variable"><text:span text:style-name="T59"> </text:span></text:span><text:span text:style-name="T92">and another positive integer </text:span><text:span text:style-name="Variable"><text:span text:style-name="T57">S</text:span></text:span><text:span text:style-name="T92">.<text:line-break/>For a non-empty subset </text:span><text:span text:style-name="Variable"><text:span text:style-name="T57">T </text:span></text:span><text:span text:style-name="T92">of the set</text:span><text:span text:style-name="Variable"><text:span text:style-name="T59">{1,2,…,</text:span></text:span><text:span text:style-name="Variable"><text:span text:style-name="T57">N</text:span></text:span><text:span text:style-name="Variable"><text:span text:style-name="T59">}</text:span></text:span><text:span text:style-name="T92">, let us define </text:span><text:span text:style-name="Variable"><text:span text:style-name="T48">f</text:span></text:span><text:span text:style-name="Variable"><text:span text:style-name="T49">(</text:span></text:span><text:span text:style-name="Variable"><text:span text:style-name="T48">T</text:span></text:span><text:span text:style-name="Variable"><text:span text:style-name="T49">) </text:span></text:span><text:span text:style-name="T88">as follows:</text:span></text:p>
      <text:p text:style-name="P21"><text:span text:style-name="Variable"><text:span text:style-name="T48">f</text:span></text:span><text:span text:style-name="Variable"><text:span text:style-name="T49">(</text:span></text:span><text:span text:style-name="Variable"><text:span text:style-name="T48">T</text:span></text:span><text:span text:style-name="Variable"><text:span text:style-name="T49">) </text:span></text:span><text:span text:style-name="T88">is the number of different non-empty subsets </text:span><text:span text:style-name="Variable"><text:span text:style-name="T49">{</text:span></text:span><text:span text:style-name="Variable"><text:span text:style-name="T48">x</text:span></text:span><text:span text:style-name="Variable"><text:span text:style-name="T49">1,</text:span></text:span><text:span text:style-name="Variable"><text:span text:style-name="T48">x</text:span></text:span><text:span text:style-name="Variable"><text:span text:style-name="T49">2,…,</text:span></text:span><text:span text:style-name="Variable"><text:span text:style-name="T48">xk</text:span></text:span><text:span text:style-name="Variable"><text:span text:style-name="T50">}</text:span></text:span><text:span text:style-name="T88">of </text:span><text:span text:style-name="Variable"><text:span text:style-name="T48">T </text:span></text:span><text:span text:style-name="T88">such that</text:span></text:p>
      <text:list xml:id="list1812032712" text:style-name="L2">
        <text:list-item>
          <text:p text:style-name="P22"><text:span text:style-name="Variable"><text:span text:style-name="T48">A</text:span></text:span><text:span text:style-name="Variable"><text:span text:style-name="T70">x</text:span></text:span><text:span text:style-name="Variable"><text:span text:style-name="T71">1</text:span></text:span><text:span text:style-name="Variable"><text:span text:style-name="T50">+</text:span></text:span><text:span text:style-name="Variable"><text:span text:style-name="T48">A</text:span></text:span><text:span text:style-name="Variable"><text:span text:style-name="T70">x</text:span></text:span><text:span text:style-name="Variable"><text:span text:style-name="T71">2</text:span></text:span><text:span text:style-name="Variable"><text:span text:style-name="T49">+⋯+</text:span></text:span><text:span text:style-name="Variable"><text:span text:style-name="T48">A</text:span></text:span><text:span text:style-name="Variable"><text:span text:style-name="T70">xk</text:span></text:span><text:span text:style-name="Variable"><text:span text:style-name="T49"> </text:span></text:span><text:span text:style-name="Variable"><text:span text:style-name="T50">=</text:span></text:span><text:span text:style-name="Variable"><text:span text:style-name="T48">S</text:span></text:span><text:span text:style-name="T88">.</text:span></text:p>
        </text:list-item>
      </text:list>
      <text:p text:style-name="P20"><text:span text:style-name="T88">Find the sum of </text:span><text:span text:style-name="Variable"><text:span text:style-name="T48">f</text:span></text:span><text:span text:style-name="Variable"><text:span text:style-name="T49">(</text:span></text:span><text:span text:style-name="Variable"><text:span text:style-name="T48">T</text:span></text:span><text:span text:style-name="Variable"><text:span text:style-name="T49">) </text:span></text:span><text:span text:style-name="T88">over all </text:span><text:span text:style-name="Variable"><text:span text:style-name="T49">2</text:span></text:span><text:span text:style-name="Variable"><text:span text:style-name="T48">N</text:span></text:span><text:span text:style-name="Variable"><text:span text:style-name="T49">−1 </text:span></text:span><text:span text:style-name="T88">subsets</text:span><text:span text:style-name="Variable"><text:span text:style-name="T48">T </text:span></text:span><text:span text:style-name="T88">of</text:span><text:span text:style-name="Variable"><text:span text:style-name="T49">{1,2,…,</text:span></text:span><text:span text:style-name="Variable"><text:span text:style-name="T48">N</text:span></text:span><text:span text:style-name="Variable"><text:span text:style-name="T49">}</text:span></text:span><text:span text:style-name="T88">. Since the sum can be enormous, print it modulo </text:span><text:span text:style-name="Variable"><text:span text:style-name="T17">998244353</text:span></text:span><text:span text:style-name="T77">.</text:span></text:p>
      <text:p text:style-name="P18"><text:span text:style-name="T72"/></text:p>
      <text:h text:style-name="P1" text:outline-level="3">Constraints</text:h>
      <text:list xml:id="list4200793861" text:style-name="L3">
        <text:list-item>
          <text:p text:style-name="P19"><text:span text:style-name="T72">All values in input are integers.</text:span></text:p>
        </text:list-item>
      </text:list>
      <text:list xml:id="list1999776388" text:style-name="L4">
        <text:list-item>
          <text:p text:style-name="P23"><text:span text:style-name="Variable"><text:span text:style-name="T49">1≤</text:span></text:span><text:span text:style-name="Variable"><text:span text:style-name="T48">N</text:span></text:span><text:span text:style-name="Variable"><text:span text:style-name="T49">≤3000</text:span></text:span></text:p>
        </text:list-item>
      </text:list>
      <text:list xml:id="list1487144583" text:style-name="L6">
        <text:list-item>
          <text:p text:style-name="P24"><text:span text:style-name="Variable"><text:span text:style-name="T49">1≤</text:span></text:span><text:span text:style-name="Variable"><text:span text:style-name="T48">S</text:span></text:span><text:span text:style-name="Variable"><text:span text:style-name="T49">≤3000</text:span></text:span></text:p>
        </text:list-item>
      </text:list>
      <text:list xml:id="list2719563613" text:style-name="L8">
        <text:list-item>
          <text:p text:style-name="P25"><text:span text:style-name="Variable"><text:span text:style-name="T17">1≤</text:span></text:span><text:span text:style-name="Variable"><text:span text:style-name="T19">A</text:span></text:span><text:span text:style-name="Variable"><text:span text:style-name="T26">i</text:span></text:span><text:span text:style-name="Variable"><text:span text:style-name="T17">≤3000</text:span></text:span></text:p>
        </text:list-item>
      </text:list>
      <text:p text:style-name="P4"/>
      <text:h text:style-name="P1" text:outline-level="3">Input</text:h>
      <text:p text:style-name="P11">Input is given from Standard Input in the following format:</text:p>
      <text:p text:style-name="P5"><text:span text:style-name="Variable"><text:span text:style-name="T48">N</text:span></text:span><text:span text:style-name="T88"> <text:s/></text:span><text:span text:style-name="Variable"><text:span text:style-name="T48">S</text:span></text:span></text:p>
      <text:p text:style-name="P6"><text:span text:style-name="Variable"><text:span text:style-name="T48">A</text:span></text:span><text:span text:style-name="Variable"><text:span text:style-name="T49">1,</text:span></text:span><text:span text:style-name="Variable"><text:span text:style-name="T48">A</text:span></text:span><text:span text:style-name="Variable"><text:span text:style-name="T49">2,...</text:span></text:span><text:span text:style-name="T88"> </text:span><text:span text:style-name="Variable"><text:span text:style-name="T48">A</text:span></text:span><text:span text:style-name="Variable"><text:span text:style-name="T50">N</text:span></text:span></text:p>
      <text:h text:style-name="P3" text:outline-level="3">Output</text:h>
      <text:p text:style-name="P20"><text:span text:style-name="T88">Print the sum of </text:span><text:span text:style-name="Variable"><text:span text:style-name="T48">f</text:span></text:span><text:span text:style-name="Variable"><text:span text:style-name="T49">(</text:span></text:span><text:span text:style-name="Variable"><text:span text:style-name="T48">T</text:span></text:span><text:span text:style-name="Variable"><text:span text:style-name="T49">) </text:span></text:span><text:span text:style-name="T88">modulo </text:span><text:span text:style-name="Variable"><text:span text:style-name="T17">998244353</text:span></text:span><text:span text:style-name="T77">.</text:span></text:p>
      <text:p text:style-name="P4"/>
      <text:h text:style-name="P1" text:outline-level="3">Sample Input 1</text:h>
      <text:p text:style-name="P7"><text:bookmark text:name="pre-sample6"/>3 4</text:p>
      <text:p text:style-name="P7">2 2 4</text:p>
      <text:h text:style-name="P1" text:outline-level="3"><text:soft-page-break/>Sample Output 1</text:h>
      <text:p text:style-name="P7"><text:bookmark text:name="pre-sample7"/>6</text:p>
      <text:p text:style-name="P20"><text:span text:style-name="T77">For each</text:span><text:span text:style-name="Variable"><text:span text:style-name="T48">T</text:span></text:span><text:span text:style-name="T88">, the value of </text:span><text:span text:style-name="Variable"><text:span text:style-name="T48">f</text:span></text:span><text:span text:style-name="Variable"><text:span text:style-name="T49">(</text:span></text:span><text:span text:style-name="Variable"><text:span text:style-name="T48">T</text:span></text:span><text:span text:style-name="Variable"><text:span text:style-name="T49">) </text:span></text:span><text:span text:style-name="T88">is shown below. The sum of these values is </text:span><text:span text:style-name="Variable"><text:span text:style-name="T49">6</text:span></text:span><text:span text:style-name="T88">.</text:span></text:p>
      <text:list xml:id="list3732082392" text:style-name="L10">
        <text:list-item>
          <text:p text:style-name="P26"><text:span text:style-name="Variable"><text:span text:style-name="T48">f</text:span></text:span><text:span text:style-name="Variable"><text:span text:style-name="T49">({1})=0</text:span></text:span></text:p>
        </text:list-item>
      </text:list>
      <text:list xml:id="list166378018" text:style-name="L12">
        <text:list-item>
          <text:p text:style-name="P27"><text:span text:style-name="Variable"><text:span text:style-name="T48">f</text:span></text:span><text:span text:style-name="Variable"><text:span text:style-name="T49">({2})=0</text:span></text:span></text:p>
        </text:list-item>
      </text:list>
      <text:list xml:id="list2916795866" text:style-name="L13">
        <text:list-item>
          <text:p text:style-name="P28"><text:span text:style-name="Variable"><text:span text:style-name="T48">f</text:span></text:span><text:span text:style-name="Variable"><text:span text:style-name="T49">({3})=1 </text:span></text:span><text:span text:style-name="T88">(One subset</text:span><text:span text:style-name="Variable"><text:span text:style-name="T49">{3}</text:span></text:span><text:span text:style-name="T88">satisfies the condition.)</text:span></text:p>
        </text:list-item>
      </text:list>
      <text:list xml:id="list2492901554" text:style-name="L15">
        <text:list-item>
          <text:p text:style-name="P29"><text:span text:style-name="Variable"><text:span text:style-name="T48">f</text:span></text:span><text:span text:style-name="Variable"><text:span text:style-name="T49">({1,2})=1 </text:span></text:span><text:span text:style-name="T88">(</text:span><text:span text:style-name="Variable"><text:span text:style-name="T49">{1,2}</text:span></text:span><text:span text:style-name="T88">)</text:span></text:p>
        </text:list-item>
      </text:list>
      <text:list xml:id="list1834704597" text:style-name="L17">
        <text:list-item>
          <text:p text:style-name="P30"><text:span text:style-name="Variable"><text:span text:style-name="T48">f</text:span></text:span><text:span text:style-name="Variable"><text:span text:style-name="T49">({2,3})=1 </text:span></text:span><text:span text:style-name="T88">(</text:span><text:span text:style-name="Variable"><text:span text:style-name="T49">{3}</text:span></text:span><text:span text:style-name="T88">)</text:span></text:p>
        </text:list-item>
      </text:list>
      <text:list xml:id="list5552249" text:style-name="L19">
        <text:list-item>
          <text:p text:style-name="P31"><text:span text:style-name="Variable"><text:span text:style-name="T48">f</text:span></text:span><text:span text:style-name="Variable"><text:span text:style-name="T49">({1,3})=1 </text:span></text:span><text:span text:style-name="T88">(</text:span><text:span text:style-name="Variable"><text:span text:style-name="T49">{3}</text:span></text:span><text:span text:style-name="T88">)</text:span></text:p>
        </text:list-item>
      </text:list>
      <text:list xml:id="list1779745764" text:style-name="L21">
        <text:list-item>
          <text:p text:style-name="P32"><text:span text:style-name="Variable"><text:span text:style-name="T48">f</text:span></text:span><text:span text:style-name="Variable"><text:span text:style-name="T49">({1,2,3})=2 </text:span></text:span><text:span text:style-name="T89">(</text:span><text:span text:style-name="Variable"><text:span text:style-name="T17">{1,2},{3}</text:span></text:span><text:span text:style-name="T77">)</text:span></text:p>
        </text:list-item>
      </text:list>
      <text:p text:style-name="P4"/>
      <text:h text:style-name="P1" text:outline-level="3">Sample Input 2</text:h>
      <text:p text:style-name="P7"><text:bookmark text:name="pre-sample8"/>5 8</text:p>
      <text:p text:style-name="P7">9 9 9 9 9</text:p>
      <text:h text:style-name="P1" text:outline-level="3">Sample Output 2</text:h>
      <text:p text:style-name="P7"><text:bookmark text:name="pre-sample9"/>0</text:p>
      <text:p text:style-name="P4"/>
      <text:h text:style-name="P1" text:outline-level="3">Sample Input 3</text:h>
      <text:p text:style-name="P7"><text:bookmark text:name="pre-sample10"/>10 10</text:p>
      <text:p text:style-name="P7">3 1 4 1 5 9 2 6 5 3</text:p>
      <text:h text:style-name="P2" text:outline-level="3">Sample Output 3</text:h>
      <text:p text:style-name="P8"><text:bookmark text:name="pre-sample11"/>3296</text:p>
      <text:p text:style-name="P12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TeX Main" svg:font-family="'KaTeX Main', 'Times New Roman', serif"/>
    <style:font-face style:name="KaTeX Math" svg:font-family="'KaTeX Math'"/>
    <style:font-face style:name="Lato" svg:font-family="Lato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5:49:15.149557586</meta:creation-date>
    <dc:date>2022-09-30T16:04:54.817972399</dc:date>
    <meta:editing-duration>PT1M59S</meta:editing-duration>
    <meta:editing-cycles>1</meta:editing-cycles>
    <meta:document-statistic meta:table-count="0" meta:image-count="0" meta:object-count="0" meta:page-count="3" meta:paragraph-count="47" meta:word-count="292" meta:character-count="1525" meta:non-whitespace-character-count="1289"/>
    <meta:generator>LibreOffice/7.3.5.2$Linux_X86_64 LibreOffice_project/30$Build-2</meta:generator>
  </office:meta>
</office:document-meta>
</file>